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9.857cm"/>
    </style:style>
    <style:style style:name="co5" style:family="table-column">
      <style:table-column-properties fo:break-before="auto" style:column-width="13.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74cm"/>
    </style:style>
    <style:style style:name="co8" style:family="table-column">
      <style:table-column-properties fo:break-before="auto" style:column-width="7.542cm"/>
    </style:style>
    <style:style style:name="co9" style:family="table-column">
      <style:table-column-properties fo:break-before="auto" style:column-width="8.033cm"/>
    </style:style>
    <style:style style:name="co10" style:family="table-column">
      <style:table-column-properties fo:break-before="auto" style:column-width="8.059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18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99e0" fo:border="0.74pt solid #00000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5" style:family="table-cell" style:parent-style-name="Default">
      <style:table-cell-properties style:vertical-align="top"/>
      <style:text-properties fo:language="zxx" fo:country="none"/>
      <style:map style:condition="is-true-formula(AND(NOT(ISBLANK([.A$1])); NOT(ISBLANK([.$A2])); ISEVEN(ROW())))" style:apply-style-name="Cell" style:base-cell-address="Feuille1.A2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13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6" table:number-columns-repeated="1010" table:default-cell-style-name="ce8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un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thumbnail</text:p>
          </table:table-cell>
          <table:table-cell table:style-name="ce1" office:value-type="string" calcext:value-type="string">
            <text:p>unixtime</text:p>
          </table:table-cell>
          <table:table-cell table:style-name="ce1" office:value-type="string" calcext:value-type="string">
            <text:p>foreign_id</text:p>
          </table:table-cell>
          <table:table-cell table:style-name="ce1" office:value-type="string" calcext:value-type="string">
            <text:p>date_format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source_code</text:p>
          </table:table-cell>
          <table:table-cell table:style-name="ce1" office:value-type="string" calcext:value-type="string">
            <text:p>see_also</text:p>
          </table:table-cell>
          <table:table-cell table:style-name="ce1" office:value-type="string" calcext:value-type="string">
            <text:p>big_thumb_pos</text:p>
          </table:table-cell>
          <table:table-cell table:style-name="ce1" office:value-type="string" calcext:value-type="string">
            <text:p>icon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scratch web 2D platformer</text:span> abandon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1">roblox visual complete</text:span> 24h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AIL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lox abandoned !not.xbox</text:p>
          </table:table-cell>
          <table:table-cell/>
          <table:table-cell office:value-type="string" calcext:value-type="string">
            <text:p>/projects/assets/images/thumbnails/Cartaille.png</text:p>
          </table:table-cell>
          <table:table-cell office:value-type="float" office:value="1603214400" calcext:value-type="float">
            <text:p>1603214400</text:p>
          </table:table-cell>
          <table:table-cell office:value-type="float" office:value="5848611896" calcext:value-type="float">
            <text:p>584861189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REKIR_UTILITY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od complete</text:p>
          </table:table-cell>
          <table:table-cell office:value-type="string" calcext:value-type="string">
            <text:p>https://github.com/xorblo-doitus/Erekir-Utility/releases/latest</text:p>
          </table:table-cell>
          <table:table-cell office:value-type="string" calcext:value-type="string">
            <text:p>NONE</text:p>
          </table:table-cell>
          <table:table-cell office:value-type="float" office:value="1684992780" calcext:value-type="float">
            <text:p>1684992780</text:p>
          </table:table-cell>
          <table:table-cell table:number-columns-repeated="3"/>
          <table:table-cell office:value-type="string" calcext:value-type="string">
            <text:p><text:a xlink:href="https://github.com/xorblo-doitus/Erekir-Utility" xlink:type="simple">https://github.com/xorblo-doitus/Erekir-Utility</text:a></text:p>
          </table:table-cell>
          <table:table-cell office:value-type="string" calcext:value-type="string">
            <text:p>MOD_FOR:<text:a xlink:href="https://anuke.itch.io/mindustry" xlink:type="simple">https://anuke.itch.io/mindustry</text:a></text:p>
          </table:table-cell>
          <table:table-cell/>
          <table:table-cell office:value-type="string" calcext:value-type="string">
            <text:p><text:span text:style-name="T1"><text:a xlink:href="https://raw.githubusercontent.com/xorblo-doitus/Erekir-Utility/master/assets/sprites/blocks/power/power-saver.png" xlink:type="simple">https://raw.githubusercontent.com/xorblo-doitus/Erekir-Utility/master/assets/sprites/blocks/power/power-saver.png</text:a></text:span></text:p>
          </table:table-cell>
          <table:table-cell table:number-columns-repeated="101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  <calcext:conditional-format calcext:target-range-address="Feuille1.A22:Feuille1.A22">
            <calcext:condition calcext:apply-style-name="Cell" calcext:value="formula-is(AND(AND(NOT(ISBLANK([.A$1])); NOT(ISBLANK([.$A22]))); ISEVEN(ROW())))" calcext:base-cell-address="Feuille1.A22"/>
          </calcext:conditional-format>
          <calcext:conditional-format calcext:target-range-address="Feuille1.A22:Feuille1.A22">
            <calcext:condition calcext:apply-style-name="Cell2" calcext:value="formula-is(AND(AND(NOT(ISBLANK([.A$1])); NOT(ISBLANK([.$A22]))); ISODD(ROW())))" calcext:base-cell-address="Feuille1.A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 style:data-style-name="N2" text:time-value="10:42:52.9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2T10:44:02.274000000</dc:date>
    <meta:editing-duration>PT9H21M14S</meta:editing-duration>
    <meta:editing-cycles>57</meta:editing-cycles>
    <meta:generator>LibreOffice/7.3.2.2$Windows_X86_64 LibreOffice_project/49f2b1bff42cfccbd8f788c8dc32c1c309559be0</meta:generator>
    <meta:document-statistic meta:table-count="1" meta:cell-count="156" meta:object-count="0"/>
  </office:meta>
</office:document-meta>
</file>